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margin-top="0in" fo:margin-bottom="0in" fo:text-align="start" style:justify-single-word="false" style:shadow="none" text:number-lines="false" text:line-number="0"/>
    </style:style>
    <style:style style:name="P8" style:family="paragraph" style:parent-style-name="Text_20_body_20_indent">
      <style:text-properties style:language-asian="zh" style:country-asian="TW"/>
    </style:style>
    <style:style style:name="P9" style:family="paragraph" style:parent-style-name="Code_20_Indent_20_2">
      <style:text-properties style:language-asian="zh" style:country-asian="TW"/>
    </style:style>
    <style:style style:name="P10" style:family="paragraph" style:parent-style-name="Text_20_body_20_indent_20_2">
      <style:text-properties style:language-asian="zh" style:country-asian="TW"/>
    </style:style>
    <style:style style:name="P11" style:family="paragraph" style:parent-style-name="Heading_20_3">
      <style:text-properties style:language-asian="zh" style:country-asian="TW"/>
    </style:style>
    <style:style style:name="P12" style:family="paragraph" style:parent-style-name="Code_20_Indent_20_2">
      <style:text-properties style:language-asian="zh" style:country-asian="TW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Fileupload</text:h>
      <text:p text:style-name="Text_20_body"><draw:frame draw:style-name="fr1" draw:name="graphics1" text:anchor-type="paragraph" svg:width="3.4118in" svg:height="2.2839in" draw:z-index="0"><draw:image xlink:href="../images/fileupload.png" xlink:type="simple" xlink:show="embed" xlink:actuate="onLoad"/></draw:frame>Fileupload is a modal window with iframe, label, button and input fileupload</text:p>
      <text:h text:style-name="Heading_20_3" text:outline-level="3"><draw:frame draw:style-name="fr2" draw:name="graphics110" text:anchor-type="paragraph" svg:x="0.8445in" svg:y="0.2591in" svg:width="5.0035in" svg:height="2.772in" draw:z-index="2"><draw:image xlink:href="../../images/fileupload-desc.png" xlink:type="simple" xlink:show="embed" xlink:actuate="onLoad"/></draw:frame></text:h>
      <text:p text:style-name="P9">&lt;window title="fileupload demo" border="normal"&gt;</text:p>
      <text:p text:style-name="P9"><text:tab/>&lt;button label="Upload"&gt;</text:p>
      <text:p text:style-name="P9"><text:tab/><text:tab/>&lt;attribute name="onClick"&gt;{</text:p>
      <text:p text:style-name="P9"><text:tab/><text:tab/><text:tab/>Object media = Fileupload.get();</text:p>
      <text:p text:style-name="P9"><text:tab/><text:tab/><text:tab/>if (media instanceof org.zkoss.image.Image) {</text:p>
      <text:p text:style-name="P9"><text:tab/><text:tab/><text:tab/><text:tab/>Image image = new Image();</text:p>
      <text:p text:style-name="P9"><text:tab/><text:tab/><text:tab/><text:tab/>image.setContent(media);</text:p>
      <text:p text:style-name="P9"><text:tab/><text:tab/><text:tab/><text:tab/>image.setParent(pics);</text:p>
      <text:p text:style-name="P9"><text:tab/><text:tab/><text:tab/>} else if (media != null)</text:p>
      <text:p text:style-name="P9"><text:tab/><text:tab/><text:tab/><text:tab/>Messagebox.show("Not an image: "+media, "Error", Messagebox.OK, Messagebox.ERROR);</text:p>
      <text:p text:style-name="P9"><text:tab/><text:tab/>}&lt;/attribute&gt;</text:p>
      <text:p text:style-name="P9"><text:tab/>&lt;/button&gt;</text:p>
      <text:p text:style-name="P9"><text:tab/>&lt;vbox id="pics"/&gt;</text:p>
      <text:p text:style-name="P9">&lt;/window&gt;</text:p>
      <text:p text:style-name="Text_20_body"/>
      <text:p text:style-name="Text_20_body">Fileupload embedded</text:p>
      <text:h text:style-name="P11" text:outline-level="3"><draw:frame draw:style-name="fr3" draw:name="graphics2" text:anchor-type="paragraph" svg:x="0.2354in" svg:y="0.3252in" svg:width="5.9189in" svg:height="0.6965in" draw:z-index="1"><draw:image xlink:href="../images/fileupload-embed.png" xlink:type="simple" xlink:show="embed" xlink:actuate="onLoad" draw:filter-name="&lt;All formats&gt;"/></draw:frame></text:h>
      <text:p text:style-name="P9">&lt;window title="fileupload demo" border="normal"&gt;</text:p>
      <text:p text:style-name="P9"><text:tab/>&lt;fileupload onUpload="handle(event)"/&gt;</text:p>
      <text:p text:style-name="P9">&lt;/wind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1T15:47:15</dc:date>
    <dc:language>en-US</dc:language>
    <meta:editing-cycles>51</meta:editing-cycles>
    <meta:editing-duration>PT5H15M5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0" meta:word-count="71" meta:character-count="635"/>
  </office:meta>
</office:document-meta>
</file>